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ild.setToy( Toy to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DO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DO.setResult( Resul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DO.setBody( String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DO.get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.setCode( int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.getT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y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kongmu.test_for_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hild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.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y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y.T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